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<text:s text:c="2"/>&lt;head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><text:s text:c="4"/>&lt;title&gt;MiCartera - Control de Ingresos y Gastos&lt;/title&gt;</text:p>
      <text:p text:style-name="Standard"><text:s text:c="4"/>&lt;link href="https://cdn.jsdelivr.net/npm/bootstrap@5.3.0/dist/css/bootstrap.min.css" rel="stylesheet"&gt;</text:p>
      <text:p text:style-name="Standard"><text:s text:c="4"/>&lt;link rel="stylesheet" href="https://cdnjs.cloudflare.com/ajax/libs/font-awesome/6.4.0/css/all.min.css"&gt;</text:p>
      <text:p text:style-name="Standard"><text:s text:c="4"/>&lt;link href="https://fonts.googleapis.com/css2?family=Montserrat:wght@400;500;600;700&amp;display=swap" rel="stylesheet"&gt;</text:p>
      <text:p text:style-name="Standard"><text:s text:c="4"/>&lt;style id="app-style"&gt;</text:p>
      <text:p text:style-name="Standard"><text:s text:c="6"/>:root {</text:p>
      <text:p text:style-name="Standard"><text:s text:c="8"/>--primary-color: #2c7d3e;</text:p>
      <text:p text:style-name="Standard"><text:s text:c="8"/>--secondary-color: #daa520;</text:p>
      <text:p text:style-name="Standard"><text:s text:c="8"/>--light-color: #e9f5ec;</text:p>
      <text:p text:style-name="Standard"><text:s text:c="8"/>--dark-color: #1a4724;</text:p>
      <text:p text:style-name="Standard"><text:s text:c="8"/>--shadow: 0 4px 12px rgba(0, 0, 0, 0.1);</text:p>
      <text:p text:style-name="Standard"><text:s text:c="6"/>}</text:p>
      <text:p text:style-name="Standard"><text:s text:c="6"/></text:p>
      <text:p text:style-name="Standard"><text:s text:c="6"/>body {</text:p>
      <text:p text:style-name="Standard"><text:s text:c="8"/>font-family: 'Montserrat', sans-serif;</text:p>
      <text:p text:style-name="Standard"><text:s text:c="8"/>background-color: #f8f9fa;</text:p>
      <text:p text:style-name="Standard"><text:s text:c="8"/>background-image: url('https://cdn.pixabay.com/photo/2016/11/06/23/16/money-1804037_1280.jpg');</text:p>
      <text:p text:style-name="Standard"><text:s text:c="8"/>background-size: cover;</text:p>
      <text:p text:style-name="Standard"><text:s text:c="8"/>background-attachment: fixed;</text:p>
      <text:p text:style-name="Standard"><text:s text:c="8"/>position: relative;</text:p>
      <text:p text:style-name="Standard"><text:s text:c="6"/>}</text:p>
      <text:p text:style-name="Standard"><text:s text:c="6"/></text:p>
      <text:p text:style-name="Standard"><text:s text:c="6"/>body::before {</text:p>
      <text:p text:style-name="Standard"><text:s text:c="8"/>content: "";</text:p>
      <text:p text:style-name="Standard"><text:s text:c="8"/>position: fixed;</text:p>
      <text:p text:style-name="Standard"><text:s text:c="8"/>top: 0;</text:p>
      <text:p text:style-name="Standard"><text:s text:c="8"/>left: 0;</text:p>
      <text:p text:style-name="Standard"><text:s text:c="8"/>width: 100%;</text:p>
      <text:p text:style-name="Standard"><text:s text:c="8"/>height: 100%;</text:p>
      <text:p text:style-name="Standard"><text:s text:c="8"/>background-color: rgba(255, 255, 255, 0.9);</text:p>
      <text:p text:style-name="Standard"><text:s text:c="8"/>z-index: -1;</text:p>
      <text:p text:style-name="Standard"><text:s text:c="6"/>}</text:p>
      <text:p text:style-name="Standard"><text:s text:c="6"/></text:p>
      <text:p text:style-name="Standard"><text:s text:c="6"/>.app-container {</text:p>
      <text:p text:style-name="Standard"><text:s text:c="8"/>max-width: 1200px;</text:p>
      <text:p text:style-name="Standard"><text:s text:c="8"/>margin: 0 auto;</text:p>
      <text:p text:style-name="Standard"><text:s text:c="8"/>padding: 20px;</text:p>
      <text:p text:style-name="Standard"><text:s text:c="6"/>}</text:p>
      <text:p text:style-name="Standard"><text:s text:c="6"/></text:p>
      <text:p text:style-name="Standard"><text:s text:c="6"/>.app-header {</text:p>
      <text:p text:style-name="Standard"><text:s text:c="8"/>text-align: center;</text:p>
      <text:p text:style-name="Standard"><text:s text:c="8"/>margin-bottom: 30px;</text:p>
      <text:p text:style-name="Standard"><text:s text:c="6"/>}</text:p>
      <text:p text:style-name="Standard"><text:soft-page-break/><text:s text:c="6"/></text:p>
      <text:p text:style-name="Standard"><text:s text:c="6"/>.app-title {</text:p>
      <text:p text:style-name="Standard"><text:s text:c="8"/>color: var(--primary-color);</text:p>
      <text:p text:style-name="Standard"><text:s text:c="8"/>font-weight: 700;</text:p>
      <text:p text:style-name="Standard"><text:s text:c="8"/>font-size: 2.5rem;</text:p>
      <text:p text:style-name="Standard"><text:s text:c="8"/>text-shadow: 2px 2px 4px rgba(0, 0, 0, 0.1);</text:p>
      <text:p text:style-name="Standard"><text:s text:c="6"/>}</text:p>
      <text:p text:style-name="Standard"><text:s text:c="6"/></text:p>
      <text:p text:style-name="Standard"><text:s text:c="6"/>.app-subtitle {</text:p>
      <text:p text:style-name="Standard"><text:s text:c="8"/>color: var(--secondary-color);</text:p>
      <text:p text:style-name="Standard"><text:s text:c="8"/>font-weight: 500;</text:p>
      <text:p text:style-name="Standard"><text:s text:c="6"/>}</text:p>
      <text:p text:style-name="Standard"><text:s text:c="6"/></text:p>
      <text:p text:style-name="Standard"><text:s text:c="6"/>.card {</text:p>
      <text:p text:style-name="Standard"><text:s text:c="8"/>border-radius: 15px;</text:p>
      <text:p text:style-name="Standard"><text:s text:c="8"/>border: none;</text:p>
      <text:p text:style-name="Standard"><text:s text:c="8"/>box-shadow: var(--shadow);</text:p>
      <text:p text:style-name="Standard"><text:s text:c="8"/>background-color: rgba(255, 255, 255, 0.95);</text:p>
      <text:p text:style-name="Standard"><text:s text:c="8"/>margin-bottom: 25px;</text:p>
      <text:p text:style-name="Standard"><text:s text:c="8"/>overflow: hidden;</text:p>
      <text:p text:style-name="Standard"><text:s text:c="6"/>}</text:p>
      <text:p text:style-name="Standard"><text:s text:c="6"/></text:p>
      <text:p text:style-name="Standard"><text:s text:c="6"/>.card-header {</text:p>
      <text:p text:style-name="Standard"><text:s text:c="8"/>background-color: var(--primary-color);</text:p>
      <text:p text:style-name="Standard"><text:s text:c="8"/>color: white;</text:p>
      <text:p text:style-name="Standard"><text:s text:c="8"/>font-weight: 600;</text:p>
      <text:p text:style-name="Standard"><text:s text:c="8"/>border-bottom: 4px solid var(--secondary-color);</text:p>
      <text:p text:style-name="Standard"><text:s text:c="8"/>padding: 15px 20px;</text:p>
      <text:p text:style-name="Standard"><text:s text:c="6"/>}</text:p>
      <text:p text:style-name="Standard"><text:s text:c="6"/></text:p>
      <text:p text:style-name="Standard"><text:s text:c="6"/>.form-group {</text:p>
      <text:p text:style-name="Standard"><text:s text:c="8"/>margin-bottom: 1rem;</text:p>
      <text:p text:style-name="Standard"><text:s text:c="6"/>}</text:p>
      <text:p text:style-name="Standard"><text:s text:c="6"/></text:p>
      <text:p text:style-name="Standard"><text:s text:c="6"/>.form-label {</text:p>
      <text:p text:style-name="Standard"><text:s text:c="8"/>font-weight: 500;</text:p>
      <text:p text:style-name="Standard"><text:s text:c="8"/>color: var(--dark-color);</text:p>
      <text:p text:style-name="Standard"><text:s text:c="6"/>}</text:p>
      <text:p text:style-name="Standard"><text:s text:c="6"/></text:p>
      <text:p text:style-name="Standard"><text:s text:c="6"/>.btn-primary {</text:p>
      <text:p text:style-name="Standard"><text:s text:c="8"/>background-color: var(--primary-color);</text:p>
      <text:p text:style-name="Standard"><text:s text:c="8"/>border-color: var(--primary-color);</text:p>
      <text:p text:style-name="Standard"><text:s text:c="8"/>font-weight: 500;</text:p>
      <text:p text:style-name="Standard"><text:s text:c="8"/>padding: 10px 25px;</text:p>
      <text:p text:style-name="Standard"><text:s text:c="8"/>border-radius: 30px;</text:p>
      <text:p text:style-name="Standard"><text:s text:c="8"/>box-shadow: var(--shadow);</text:p>
      <text:p text:style-name="Standard"><text:s text:c="8"/>transition: all 0.3s ease;</text:p>
      <text:p text:style-name="Standard"><text:s text:c="6"/>}</text:p>
      <text:p text:style-name="Standard"><text:s text:c="6"/></text:p>
      <text:p text:style-name="Standard"><text:s text:c="6"/>.btn-primary:hover {</text:p>
      <text:p text:style-name="Standard"><text:s text:c="8"/>background-color: var(--dark-color);</text:p>
      <text:p text:style-name="Standard"><text:s text:c="8"/>border-color: var(--dark-color);</text:p>
      <text:p text:style-name="Standard"><text:soft-page-break/><text:s text:c="8"/>transform: translateY(-2px);</text:p>
      <text:p text:style-name="Standard"><text:s text:c="6"/>}</text:p>
      <text:p text:style-name="Standard"><text:s text:c="6"/></text:p>
      <text:p text:style-name="Standard"><text:s text:c="6"/>.summary-card {</text:p>
      <text:p text:style-name="Standard"><text:s text:c="8"/>text-align: center;</text:p>
      <text:p text:style-name="Standard"><text:s text:c="8"/>padding: 15px;</text:p>
      <text:p text:style-name="Standard"><text:s text:c="8"/>border-radius: 10px;</text:p>
      <text:p text:style-name="Standard"><text:s text:c="8"/>transition: transform 0.3s ease;</text:p>
      <text:p text:style-name="Standard"><text:s text:c="6"/>}</text:p>
      <text:p text:style-name="Standard"><text:s text:c="6"/></text:p>
      <text:p text:style-name="Standard"><text:s text:c="6"/>.summary-card:hover {</text:p>
      <text:p text:style-name="Standard"><text:s text:c="8"/>transform: translateY(-5px);</text:p>
      <text:p text:style-name="Standard"><text:s text:c="6"/>}</text:p>
      <text:p text:style-name="Standard"><text:s text:c="6"/></text:p>
      <text:p text:style-name="Standard"><text:s text:c="6"/>.income-card {</text:p>
      <text:p text:style-name="Standard"><text:s text:c="8"/>background-color: rgba(44, 125, 62, 0.1);</text:p>
      <text:p text:style-name="Standard"><text:s text:c="8"/>border-left: 4px solid var(--primary-color);</text:p>
      <text:p text:style-name="Standard"><text:s text:c="6"/>}</text:p>
      <text:p text:style-name="Standard"><text:s text:c="6"/></text:p>
      <text:p text:style-name="Standard"><text:s text:c="6"/>.expense-card {</text:p>
      <text:p text:style-name="Standard"><text:s text:c="8"/>background-color: rgba(220, 53, 69, 0.1);</text:p>
      <text:p text:style-name="Standard"><text:s text:c="8"/>border-left: 4px solid #dc3545;</text:p>
      <text:p text:style-name="Standard"><text:s text:c="6"/>}</text:p>
      <text:p text:style-name="Standard"><text:s text:c="6"/></text:p>
      <text:p text:style-name="Standard"><text:s text:c="6"/>.balance-card {</text:p>
      <text:p text:style-name="Standard"><text:s text:c="8"/>background-color: rgba(218, 165, 32, 0.1);</text:p>
      <text:p text:style-name="Standard"><text:s text:c="8"/>border-left: 4px solid var(--secondary-color);</text:p>
      <text:p text:style-name="Standard"><text:s text:c="6"/>}</text:p>
      <text:p text:style-name="Standard"><text:s text:c="6"/></text:p>
      <text:p text:style-name="Standard"><text:s text:c="6"/>.summary-title {</text:p>
      <text:p text:style-name="Standard"><text:s text:c="8"/>font-size: 1rem;</text:p>
      <text:p text:style-name="Standard"><text:s text:c="8"/>color: #555;</text:p>
      <text:p text:style-name="Standard"><text:s text:c="8"/>margin-bottom: 5px;</text:p>
      <text:p text:style-name="Standard"><text:s text:c="6"/>}</text:p>
      <text:p text:style-name="Standard"><text:s text:c="6"/></text:p>
      <text:p text:style-name="Standard"><text:s text:c="6"/>.summary-value {</text:p>
      <text:p text:style-name="Standard"><text:s text:c="8"/>font-size: 1.5rem;</text:p>
      <text:p text:style-name="Standard"><text:s text:c="8"/>font-weight: 700;</text:p>
      <text:p text:style-name="Standard"><text:s text:c="6"/>}</text:p>
      <text:p text:style-name="Standard"><text:s text:c="6"/></text:p>
      <text:p text:style-name="Standard"><text:s text:c="6"/>.income-value {</text:p>
      <text:p text:style-name="Standard"><text:s text:c="8"/>color: var(--primary-color);</text:p>
      <text:p text:style-name="Standard"><text:s text:c="6"/>}</text:p>
      <text:p text:style-name="Standard"><text:s text:c="6"/></text:p>
      <text:p text:style-name="Standard"><text:s text:c="6"/>.expense-value {</text:p>
      <text:p text:style-name="Standard"><text:s text:c="8"/>color: #dc3545;</text:p>
      <text:p text:style-name="Standard"><text:s text:c="6"/>}</text:p>
      <text:p text:style-name="Standard"><text:s text:c="6"/></text:p>
      <text:p text:style-name="Standard"><text:s text:c="6"/>.balance-value {</text:p>
      <text:p text:style-name="Standard"><text:s text:c="8"/>color: var(--secondary-color);</text:p>
      <text:p text:style-name="Standard"><text:s text:c="6"/>}</text:p>
      <text:p text:style-name="Standard"><text:s text:c="6"/></text:p>
      <text:p text:style-name="Standard"><text:soft-page-break/><text:s text:c="6"/>.transaction-item {</text:p>
      <text:p text:style-name="Standard"><text:s text:c="8"/>border-left: 3px solid transparent;</text:p>
      <text:p text:style-name="Standard"><text:s text:c="8"/>padding: 10px 15px;</text:p>
      <text:p text:style-name="Standard"><text:s text:c="8"/>margin-bottom: 8px;</text:p>
      <text:p text:style-name="Standard"><text:s text:c="8"/>border-radius: 8px;</text:p>
      <text:p text:style-name="Standard"><text:s text:c="8"/>background-color: #f9f9f9;</text:p>
      <text:p text:style-name="Standard"><text:s text:c="8"/>transition: all 0.2s ease;</text:p>
      <text:p text:style-name="Standard"><text:s text:c="8"/>display: flex;</text:p>
      <text:p text:style-name="Standard"><text:s text:c="8"/>justify-content: space-between;</text:p>
      <text:p text:style-name="Standard"><text:s text:c="8"/>align-items: center;</text:p>
      <text:p text:style-name="Standard"><text:s text:c="6"/>}</text:p>
      <text:p text:style-name="Standard"><text:s text:c="6"/></text:p>
      <text:p text:style-name="Standard"><text:s text:c="6"/>.transaction-item:hover {</text:p>
      <text:p text:style-name="Standard"><text:s text:c="8"/>box-shadow: 0 3px 10px rgba(0, 0, 0, 0.08);</text:p>
      <text:p text:style-name="Standard"><text:s text:c="6"/>}</text:p>
      <text:p text:style-name="Standard"><text:s text:c="6"/></text:p>
      <text:p text:style-name="Standard"><text:s text:c="6"/>.transaction-income {</text:p>
      <text:p text:style-name="Standard"><text:s text:c="8"/>border-left-color: var(--primary-color);</text:p>
      <text:p text:style-name="Standard"><text:s text:c="6"/>}</text:p>
      <text:p text:style-name="Standard"><text:s text:c="6"/></text:p>
      <text:p text:style-name="Standard"><text:s text:c="6"/>.transaction-expense {</text:p>
      <text:p text:style-name="Standard"><text:s text:c="8"/>border-left-color: #dc3545;</text:p>
      <text:p text:style-name="Standard"><text:s text:c="6"/>}</text:p>
      <text:p text:style-name="Standard"><text:s text:c="6"/></text:p>
      <text:p text:style-name="Standard"><text:s text:c="6"/>.transaction-date {</text:p>
      <text:p text:style-name="Standard"><text:s text:c="8"/>font-size: 0.8rem;</text:p>
      <text:p text:style-name="Standard"><text:s text:c="8"/>color: #777;</text:p>
      <text:p text:style-name="Standard"><text:s text:c="6"/>}</text:p>
      <text:p text:style-name="Standard"><text:s text:c="6"/></text:p>
      <text:p text:style-name="Standard"><text:s text:c="6"/>.transaction-description {</text:p>
      <text:p text:style-name="Standard"><text:s text:c="8"/>font-weight: 500;</text:p>
      <text:p text:style-name="Standard"><text:s text:c="6"/>}</text:p>
      <text:p text:style-name="Standard"><text:s text:c="6"/></text:p>
      <text:p text:style-name="Standard"><text:s text:c="6"/>.transaction-amount {</text:p>
      <text:p text:style-name="Standard"><text:s text:c="8"/>font-weight: 600;</text:p>
      <text:p text:style-name="Standard"><text:s text:c="6"/>}</text:p>
      <text:p text:style-name="Standard"><text:s text:c="6"/></text:p>
      <text:p text:style-name="Standard"><text:s text:c="6"/>.income-amount {</text:p>
      <text:p text:style-name="Standard"><text:s text:c="8"/>color: var(--primary-color);</text:p>
      <text:p text:style-name="Standard"><text:s text:c="6"/>}</text:p>
      <text:p text:style-name="Standard"><text:s text:c="6"/></text:p>
      <text:p text:style-name="Standard"><text:s text:c="6"/>.expense-amount {</text:p>
      <text:p text:style-name="Standard"><text:s text:c="8"/>color: #dc3545;</text:p>
      <text:p text:style-name="Standard"><text:s text:c="6"/>}</text:p>
      <text:p text:style-name="Standard"><text:s text:c="6"/></text:p>
      <text:p text:style-name="Standard"><text:s text:c="6"/>.delete-btn {</text:p>
      <text:p text:style-name="Standard"><text:s text:c="8"/>color: #dc3545;</text:p>
      <text:p text:style-name="Standard"><text:s text:c="8"/>cursor: pointer;</text:p>
      <text:p text:style-name="Standard"><text:s text:c="8"/>opacity: 0.7;</text:p>
      <text:p text:style-name="Standard"><text:s text:c="8"/>transition: opacity 0.2s;</text:p>
      <text:p text:style-name="Standard"><text:s text:c="6"/>}</text:p>
      <text:p text:style-name="Standard"><text:s text:c="6"/></text:p>
      <text:p text:style-name="Standard"><text:soft-page-break/><text:s text:c="6"/>.delete-btn:hover {</text:p>
      <text:p text:style-name="Standard"><text:s text:c="8"/>opacity: 1;</text:p>
      <text:p text:style-name="Standard"><text:s text:c="6"/>}</text:p>
      <text:p text:style-name="Standard"><text:s text:c="6"/></text:p>
      <text:p text:style-name="Standard"><text:s text:c="6"/>.chart-container {</text:p>
      <text:p text:style-name="Standard"><text:s text:c="8"/>height: 300px;</text:p>
      <text:p text:style-name="Standard"><text:s text:c="6"/>}</text:p>
      <text:p text:style-name="Standard"><text:s text:c="6"/></text:p>
      <text:p text:style-name="Standard"><text:s text:c="6"/>#empty-state {</text:p>
      <text:p text:style-name="Standard"><text:s text:c="8"/>text-align: center;</text:p>
      <text:p text:style-name="Standard"><text:s text:c="8"/>padding: 30px;</text:p>
      <text:p text:style-name="Standard"><text:s text:c="6"/>}</text:p>
      <text:p text:style-name="Standard"><text:s text:c="6"/></text:p>
      <text:p text:style-name="Standard"><text:s text:c="6"/>#empty-state i {</text:p>
      <text:p text:style-name="Standard"><text:s text:c="8"/>font-size: 3rem;</text:p>
      <text:p text:style-name="Standard"><text:s text:c="8"/>color: var(--secondary-color);</text:p>
      <text:p text:style-name="Standard"><text:s text:c="8"/>margin-bottom: 15px;</text:p>
      <text:p text:style-name="Standard"><text:s text:c="6"/>}</text:p>
      <text:p text:style-name="Standard"><text:s text:c="6"/></text:p>
      <text:p text:style-name="Standard"><text:s text:c="6"/>#empty-state h4 {</text:p>
      <text:p text:style-name="Standard"><text:s text:c="8"/>color: var(--dark-color);</text:p>
      <text:p text:style-name="Standard"><text:s text:c="6"/>}</text:p>
      <text:p text:style-name="Standard"><text:s text:c="6"/></text:p>
      <text:p text:style-name="Standard"><text:s text:c="6"/>#empty-state p {</text:p>
      <text:p text:style-name="Standard"><text:s text:c="8"/>color: #777;</text:p>
      <text:p text:style-name="Standard"><text:s text:c="8"/>max-width: 400px;</text:p>
      <text:p text:style-name="Standard"><text:s text:c="8"/>margin: 0 auto;</text:p>
      <text:p text:style-name="Standard"><text:s text:c="6"/>}</text:p>
      <text:p text:style-name="Standard"><text:s text:c="6"/></text:p>
      <text:p text:style-name="Standard"><text:s text:c="6"/>@media (max-width: 768px) {</text:p>
      <text:p text:style-name="Standard"><text:s text:c="8"/>.app-title {</text:p>
      <text:p text:style-name="Standard"><text:s text:c="10"/>font-size: 2rem;</text:p>
      <text:p text:style-name="Standard"><text:s text:c="8"/>}</text:p>
      <text:p text:style-name="Standard"><text:s text:c="8"/></text:p>
      <text:p text:style-name="Standard"><text:s text:c="8"/>.chart-container {</text:p>
      <text:p text:style-name="Standard"><text:s text:c="10"/>height: 250px;</text:p>
      <text:p text:style-name="Standard"><text:s text:c="8"/>}</text:p>
      <text:p text:style-name="Standard"><text:s text:c="8"/></text:p>
      <text:p text:style-name="Standard"><text:s text:c="8"/>.summary-cards {</text:p>
      <text:p text:style-name="Standard"><text:s text:c="10"/>display: flex;</text:p>
      <text:p text:style-name="Standard"><text:s text:c="10"/>flex-direction: column;</text:p>
      <text:p text:style-name="Standard"><text:s text:c="8"/>}</text:p>
      <text:p text:style-name="Standard"><text:s text:c="8"/></text:p>
      <text:p text:style-name="Standard"><text:s text:c="8"/>.summary-card {</text:p>
      <text:p text:style-name="Standard"><text:s text:c="10"/>margin-bottom: 10px;</text:p>
      <text:p text:style-name="Standard"><text:s text:c="8"/>}</text:p>
      <text:p text:style-name="Standard"><text:s text:c="6"/>}</text:p>
      <text:p text:style-name="Standard"><text:s text:c="4"/>&lt;/style&gt;</text:p>
      <text:p text:style-name="Standard"><text:s text:c="2"/>&lt;/head&gt;</text:p>
      <text:p text:style-name="Standard"><text:s text:c="2"/>&lt;body&gt;</text:p>
      <text:p text:style-name="Standard"><text:s text:c="4"/>&lt;div class="app-container"&gt;</text:p>
      <text:p text:style-name="Standard"><text:s text:c="6"/>&lt;div class="app-header"&gt;</text:p>
      <text:p text:style-name="Standard"><text:soft-page-break/><text:s text:c="8"/>&lt;div class="d-flex align-items-center justify-content-center mb-2"&gt;</text:p>
      <text:p text:style-name="Standard"><text:s text:c="10"/>&lt;h1 class="app-title"&gt;MiCartera &lt;i class="fas fa-wallet text-warning"&gt;&lt;/i&gt;&lt;/h1&gt;</text:p>
      <text:p text:style-name="Standard"><text:s text:c="8"/>&lt;/div&gt;</text:p>
      <text:p text:style-name="Standard"><text:s text:c="8"/>&lt;p class="app-subtitle"&gt;Control de ingresos y gastos personales&lt;/p&gt;</text:p>
      <text:p text:style-name="Standard"><text:s text:c="6"/>&lt;/div&gt;</text:p>
      <text:p text:style-name="Standard"><text:s text:c="6"/></text:p>
      <text:p text:style-name="Standard"><text:s text:c="6"/>&lt;div class="row"&gt;</text:p>
      <text:p text:style-name="Standard"><text:s text:c="8"/>&lt;!-- Formulario de transacciones --&gt;</text:p>
      <text:p text:style-name="Standard"><text:s text:c="8"/>&lt;div class="col-lg-4"&gt;</text:p>
      <text:p text:style-name="Standard"><text:s text:c="10"/>&lt;div class="card"&gt;</text:p>
      <text:p text:style-name="Standard"><text:s text:c="12"/>&lt;div class="card-header"&gt;</text:p>
      <text:p text:style-name="Standard"><text:s text:c="14"/>&lt;i class="fas fa-plus-circle me-2"&gt;&lt;/i&gt; Registrar transacción</text:p>
      <text:p text:style-name="Standard"><text:s text:c="12"/>&lt;/div&gt;</text:p>
      <text:p text:style-name="Standard"><text:s text:c="12"/>&lt;div class="card-body"&gt;</text:p>
      <text:p text:style-name="Standard"><text:s text:c="14"/>&lt;form id="transaction-form"&gt;</text:p>
      <text:p text:style-name="Standard"><text:s text:c="16"/>&lt;div class="form-group mb-3"&gt;</text:p>
      <text:p text:style-name="Standard"><text:s text:c="18"/>&lt;label for="date" class="form-label"&gt;Fecha&lt;/label&gt;</text:p>
      <text:p text:style-name="Standard"><text:s text:c="18"/>&lt;input type="date" class="form-control" id="date" required&gt;</text:p>
      <text:p text:style-name="Standard"><text:s text:c="16"/>&lt;/div&gt;</text:p>
      <text:p text:style-name="Standard"><text:s text:c="16"/></text:p>
      <text:p text:style-name="Standard"><text:s text:c="16"/>&lt;div class="form-group mb-3"&gt;</text:p>
      <text:p text:style-name="Standard"><text:s text:c="18"/>&lt;label for="amount" class="form-label"&gt;Monto&lt;/label&gt;</text:p>
      <text:p text:style-name="Standard"><text:s text:c="18"/>&lt;div class="input-group"&gt;</text:p>
      <text:p text:style-name="Standard"><text:s text:c="20"/>&lt;span class="input-group-text"&gt;$&lt;/span&gt;</text:p>
      <text:p text:style-name="Standard"><text:s text:c="20"/>&lt;input type="number" class="form-control" id="amount" min="0.01" step="0.01" required&gt;</text:p>
      <text:p text:style-name="Standard"><text:s text:c="18"/>&lt;/div&gt;</text:p>
      <text:p text:style-name="Standard"><text:s text:c="16"/>&lt;/div&gt;</text:p>
      <text:p text:style-name="Standard"><text:s text:c="16"/></text:p>
      <text:p text:style-name="Standard"><text:s text:c="16"/>&lt;div class="form-group mb-3"&gt;</text:p>
      <text:p text:style-name="Standard"><text:s text:c="18"/>&lt;label class="form-label"&gt;Tipo&lt;/label&gt;</text:p>
      <text:p text:style-name="Standard"><text:s text:c="18"/>&lt;div class="form-check"&gt;</text:p>
      <text:p text:style-name="Standard"><text:s text:c="20"/>&lt;input class="form-check-input" type="radio" name="type" id="income" value="income" checked&gt;</text:p>
      <text:p text:style-name="Standard"><text:s text:c="20"/>&lt;label class="form-check-label" for="income"&gt;</text:p>
      <text:p text:style-name="Standard"><text:s text:c="22"/>&lt;i class="fas fa-arrow-down text-success me-1"&gt;&lt;/i&gt; Ingreso</text:p>
      <text:p text:style-name="Standard"><text:s text:c="20"/>&lt;/label&gt;</text:p>
      <text:p text:style-name="Standard"><text:s text:c="18"/>&lt;/div&gt;</text:p>
      <text:p text:style-name="Standard"><text:s text:c="18"/>&lt;div class="form-check"&gt;</text:p>
      <text:p text:style-name="Standard"><text:s text:c="20"/>&lt;input class="form-check-input" type="radio" name="type" id="expense" value="expense"&gt;</text:p>
      <text:p text:style-name="Standard"><text:s text:c="20"/>&lt;label class="form-check-label" for="expense"&gt;</text:p>
      <text:p text:style-name="Standard"><text:s text:c="22"/>&lt;i class="fas fa-arrow-up text-danger me-1"&gt;&lt;/i&gt; Gasto</text:p>
      <text:p text:style-name="Standard"><text:s text:c="20"/>&lt;/label&gt;</text:p>
      <text:p text:style-name="Standard"><text:s text:c="18"/>&lt;/div&gt;</text:p>
      <text:p text:style-name="Standard"><text:s text:c="16"/>&lt;/div&gt;</text:p>
      <text:p text:style-name="Standard"><text:s text:c="16"/></text:p>
      <text:p text:style-name="Standard"><text:s text:c="16"/>&lt;div class="form-group mb-3"&gt;</text:p>
      <text:p text:style-name="Standard"><text:s text:c="18"/>&lt;label for="description" class="form-label"&gt;Descripción (opcional)&lt;/label&gt;</text:p>
      <text:p text:style-name="Standard"><text:s text:c="18"/>&lt;input type="text" class="form-control" id="description" placeholder="Ej: Salario, Compras, etc."&gt;</text:p>
      <text:p text:style-name="Standard"><text:s text:c="16"/>&lt;/div&gt;</text:p>
      <text:p text:style-name="Standard"><text:soft-page-break/><text:s text:c="16"/></text:p>
      <text:p text:style-name="Standard"><text:s text:c="16"/>&lt;button type="submit" class="btn btn-primary w-100"&gt;</text:p>
      <text:p text:style-name="Standard"><text:s text:c="18"/>&lt;i class="fas fa-save me-2"&gt;&lt;/i&gt; Guardar transacción</text:p>
      <text:p text:style-name="Standard"><text:s text:c="16"/>&lt;/button&gt;</text:p>
      <text:p text:style-name="Standard"><text:s text:c="14"/>&lt;/form&gt;</text:p>
      <text:p text:style-name="Standard"><text:s text:c="12"/>&lt;/div&gt;</text:p>
      <text:p text:style-name="Standard"><text:s text:c="10"/>&lt;/div&gt;</text:p>
      <text:p text:style-name="Standard"><text:s text:c="10"/></text:p>
      <text:p text:style-name="Standard"><text:s text:c="10"/>&lt;!-- Tarjetas de resumen --&gt;</text:p>
      <text:p text:style-name="Standard"><text:s text:c="10"/>&lt;div class="row summary-cards"&gt;</text:p>
      <text:p text:style-name="Standard"><text:s text:c="12"/>&lt;div class="col-md-12 mb-3"&gt;</text:p>
      <text:p text:style-name="Standard"><text:s text:c="14"/>&lt;div class="summary-card income-card"&gt;</text:p>
      <text:p text:style-name="Standard"><text:s text:c="16"/>&lt;div class="summary-title"&gt;Ingresos totales&lt;/div&gt;</text:p>
      <text:p text:style-name="Standard"><text:s text:c="16"/>&lt;div class="summary-value income-value" id="total-income"&gt;$0.00&lt;/div&gt;</text:p>
      <text:p text:style-name="Standard"><text:s text:c="14"/>&lt;/div&gt;</text:p>
      <text:p text:style-name="Standard"><text:s text:c="12"/>&lt;/div&gt;</text:p>
      <text:p text:style-name="Standard"><text:s text:c="12"/>&lt;div class="col-md-12 mb-3"&gt;</text:p>
      <text:p text:style-name="Standard"><text:s text:c="14"/>&lt;div class="summary-card expense-card"&gt;</text:p>
      <text:p text:style-name="Standard"><text:s text:c="16"/>&lt;div class="summary-title"&gt;Gastos totales&lt;/div&gt;</text:p>
      <text:p text:style-name="Standard"><text:s text:c="16"/>&lt;div class="summary-value expense-value" id="total-expense"&gt;$0.00&lt;/div&gt;</text:p>
      <text:p text:style-name="Standard"><text:s text:c="14"/>&lt;/div&gt;</text:p>
      <text:p text:style-name="Standard"><text:s text:c="12"/>&lt;/div&gt;</text:p>
      <text:p text:style-name="Standard"><text:s text:c="12"/>&lt;div class="col-md-12"&gt;</text:p>
      <text:p text:style-name="Standard"><text:s text:c="14"/>&lt;div class="summary-card balance-card"&gt;</text:p>
      <text:p text:style-name="Standard"><text:s text:c="16"/>&lt;div class="summary-title"&gt;Balance actual&lt;/div&gt;</text:p>
      <text:p text:style-name="Standard"><text:s text:c="16"/>&lt;div class="summary-value balance-value" id="current-balance"&gt;$0.00&lt;/div&gt;</text:p>
      <text:p text:style-name="Standard"><text:s text:c="14"/>&lt;/div&gt;</text:p>
      <text:p text:style-name="Standard"><text:s text:c="12"/>&lt;/div&gt;</text:p>
      <text:p text:style-name="Standard"><text:s text:c="10"/>&lt;/div&gt;</text:p>
      <text:p text:style-name="Standard"><text:s text:c="8"/>&lt;/div&gt;</text:p>
      <text:p text:style-name="Standard"><text:s text:c="8"/></text:p>
      <text:p text:style-name="Standard"><text:s text:c="8"/>&lt;!-- Gráfico y transacciones --&gt;</text:p>
      <text:p text:style-name="Standard"><text:s text:c="8"/>&lt;div class="col-lg-8"&gt;</text:p>
      <text:p text:style-name="Standard"><text:s text:c="10"/>&lt;div class="card"&gt;</text:p>
      <text:p text:style-name="Standard"><text:s text:c="12"/>&lt;div class="card-header"&gt;</text:p>
      <text:p text:style-name="Standard"><text:s text:c="14"/>&lt;i class="fas fa-chart-line me-2"&gt;&lt;/i&gt; Evolución de ingresos y gastos</text:p>
      <text:p text:style-name="Standard"><text:s text:c="12"/>&lt;/div&gt;</text:p>
      <text:p text:style-name="Standard"><text:s text:c="12"/>&lt;div class="card-body"&gt;</text:p>
      <text:p text:style-name="Standard"><text:s text:c="14"/>&lt;div class="chart-container"&gt;</text:p>
      <text:p text:style-name="Standard"><text:s text:c="16"/>&lt;canvas id="finance-chart"&gt;&lt;/canvas&gt;</text:p>
      <text:p text:style-name="Standard"><text:s text:c="14"/>&lt;/div&gt;</text:p>
      <text:p text:style-name="Standard"><text:s text:c="12"/>&lt;/div&gt;</text:p>
      <text:p text:style-name="Standard"><text:s text:c="10"/>&lt;/div&gt;</text:p>
      <text:p text:style-name="Standard"><text:s text:c="10"/></text:p>
      <text:p text:style-name="Standard"><text:s text:c="10"/>&lt;div class="card"&gt;</text:p>
      <text:p text:style-name="Standard"><text:s text:c="12"/>&lt;div class="card-header"&gt;</text:p>
      <text:p text:style-name="Standard"><text:s text:c="14"/>&lt;i class="fas fa-list-ul me-2"&gt;&lt;/i&gt; Historial de transacciones</text:p>
      <text:p text:style-name="Standard"><text:s text:c="12"/>&lt;/div&gt;</text:p>
      <text:p text:style-name="Standard"><text:s text:c="12"/>&lt;div class="card-body" id="transactions-container"&gt;</text:p>
      <text:p text:style-name="Standard"><text:s text:c="14"/>&lt;div id="empty-state"&gt;</text:p>
      <text:p text:style-name="Standard"><text:s text:c="16"/>&lt;i class="fas fa-coin"&gt;&lt;/i&gt;</text:p>
      <text:p text:style-name="Standard"><text:s text:c="16"/>&lt;h4&gt;No hay transacciones registradas&lt;/h4&gt;</text:p>
      <text:p text:style-name="Standard"><text:soft-page-break/><text:s text:c="16"/>&lt;p&gt;Utiliza el formulario para registrar tus ingresos y gastos y comenzar a visualizar tu historial financiero.&lt;/p&gt;</text:p>
      <text:p text:style-name="Standard"><text:s text:c="14"/>&lt;/div&gt;</text:p>
      <text:p text:style-name="Standard"><text:s text:c="14"/>&lt;ul id="transactions-list" class="list-unstyled" style="display: none;"&gt;&lt;/ul&gt;</text:p>
      <text:p text:style-name="Standard"><text:s text:c="12"/>&lt;/div&gt;</text:p>
      <text:p text:style-name="Standard"><text:s text:c="10"/>&lt;/div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><text:s text:c="4"/></text:p>
      <text:p text:style-name="Standard"><text:s text:c="4"/>&lt;script src="https://cdn.jsdelivr.net/npm/bootstrap@5.3.0/dist/js/bootstrap.bundle.min.js"&gt;&lt;/script&gt;</text:p>
      <text:p text:style-name="Standard"><text:s text:c="4"/>&lt;script src="https://cdn.jsdelivr.net/npm/chart.js"&gt;&lt;/script&gt;</text:p>
      <text:p text:style-name="Standard"><text:s text:c="4"/>&lt;script id="app-script"&gt;</text:p>
      <text:p text:style-name="Standard"><text:s text:c="6"/>document.addEventListener('DOMContentLoaded', function() {</text:p>
      <text:p text:style-name="Standard"><text:s text:c="8"/>// Referencias a elementos DOM</text:p>
      <text:p text:style-name="Standard"><text:s text:c="8"/>const transactionForm = document.getElementById('transaction-form');</text:p>
      <text:p text:style-name="Standard"><text:s text:c="8"/>const dateInput = document.getElementById('date');</text:p>
      <text:p text:style-name="Standard"><text:s text:c="8"/>const amountInput = document.getElementById('amount');</text:p>
      <text:p text:style-name="Standard"><text:s text:c="8"/>const descriptionInput = document.getElementById('description');</text:p>
      <text:p text:style-name="Standard"><text:s text:c="8"/>const transactionsList = document.getElementById('transactions-list');</text:p>
      <text:p text:style-name="Standard"><text:s text:c="8"/>const emptyState = document.getElementById('empty-state');</text:p>
      <text:p text:style-name="Standard"><text:s text:c="8"/>const totalIncomeElement = document.getElementById('total-income');</text:p>
      <text:p text:style-name="Standard"><text:s text:c="8"/>const totalExpenseElement = document.getElementById('total-expense');</text:p>
      <text:p text:style-name="Standard"><text:s text:c="8"/>const currentBalanceElement = document.getElementById('current-balance');</text:p>
      <text:p text:style-name="Standard"><text:s text:c="8"/></text:p>
      <text:p text:style-name="Standard"><text:s text:c="8"/>// Establecer la fecha actual en el input de fecha</text:p>
      <text:p text:style-name="Standard"><text:s text:c="8"/>dateInput.valueAsDate = new Date();</text:p>
      <text:p text:style-name="Standard"><text:s text:c="8"/></text:p>
      <text:p text:style-name="Standard"><text:s text:c="8"/>let transactions = [];</text:p>
      <text:p text:style-name="Standard"><text:s text:c="8"/>let chart = null;</text:p>
      <text:p text:style-name="Standard"><text:s text:c="8"/></text:p>
      <text:p text:style-name="Standard"><text:s text:c="8"/>// Cargar transacciones del LocalStorage</text:p>
      <text:p text:style-name="Standard"><text:s text:c="8"/>function loadTransactions() {</text:p>
      <text:p text:style-name="Standard"><text:s text:c="10"/>const storedTransactions = localStorage.getItem('micartera_transactions');</text:p>
      <text:p text:style-name="Standard"><text:s text:c="10"/></text:p>
      <text:p text:style-name="Standard"><text:s text:c="10"/>if (storedTransactions) {</text:p>
      <text:p text:style-name="Standard"><text:s text:c="12"/>try {</text:p>
      <text:p text:style-name="Standard"><text:s text:c="14"/>transactions = JSON.parse(storedTransactions);</text:p>
      <text:p text:style-name="Standard"><text:s text:c="14"/>renderTransactions();</text:p>
      <text:p text:style-name="Standard"><text:s text:c="14"/>updateSummary();</text:p>
      <text:p text:style-name="Standard"><text:s text:c="14"/>updateChart();</text:p>
      <text:p text:style-name="Standard"><text:s text:c="12"/>} catch (error) {</text:p>
      <text:p text:style-name="Standard"><text:s text:c="14"/>console.error("Error parsing transactions from localStorage:", error);</text:p>
      <text:p text:style-name="Standard"><text:s text:c="14"/>transactions = [];</text:p>
      <text:p text:style-name="Standard"><text:s text:c="14"/>localStorage.removeItem('micartera_transactions');</text:p>
      <text:p text:style-name="Standard"><text:s text:c="12"/>}</text:p>
      <text:p text:style-name="Standard"><text:s text:c="10"/>}</text:p>
      <text:p text:style-name="Standard"><text:s text:c="8"/>}</text:p>
      <text:p text:style-name="Standard"><text:s text:c="8"/></text:p>
      <text:p text:style-name="Standard"><text:s text:c="8"/>// Guardar transacciones en LocalStorage</text:p>
      <text:p text:style-name="Standard"><text:s text:c="8"/>function saveTransactions() {</text:p>
      <text:p text:style-name="Standard"><text:soft-page-break/><text:s text:c="10"/>localStorage.setItem('micartera_transactions', JSON.stringify(transactions));</text:p>
      <text:p text:style-name="Standard"><text:s text:c="8"/>}</text:p>
      <text:p text:style-name="Standard"><text:s text:c="8"/></text:p>
      <text:p text:style-name="Standard"><text:s text:c="8"/>// Renderizar transacciones en la lista</text:p>
      <text:p text:style-name="Standard"><text:s text:c="8"/>function renderTransactions() {</text:p>
      <text:p text:style-name="Standard"><text:s text:c="10"/>if (transactions.length === 0) {</text:p>
      <text:p text:style-name="Standard"><text:s text:c="12"/>emptyState.style.display = 'block';</text:p>
      <text:p text:style-name="Standard"><text:s text:c="12"/>transactionsList.style.display = 'none';</text:p>
      <text:p text:style-name="Standard"><text:s text:c="12"/>return;</text:p>
      <text:p text:style-name="Standard"><text:s text:c="10"/>}</text:p>
      <text:p text:style-name="Standard"><text:s text:c="10"/></text:p>
      <text:p text:style-name="Standard"><text:s text:c="10"/>emptyState.style.display = 'none';</text:p>
      <text:p text:style-name="Standard"><text:s text:c="10"/>transactionsList.style.display = 'block';</text:p>
      <text:p text:style-name="Standard"><text:s text:c="10"/>transactionsList.innerHTML = '';</text:p>
      <text:p text:style-name="Standard"><text:s text:c="10"/></text:p>
      <text:p text:style-name="Standard"><text:s text:c="10"/>// Ordenar transacciones por fecha (las más recientes primero)</text:p>
      <text:p text:style-name="Standard"><text:s text:c="10"/>const sortedTransactions = [...transactions].sort((a, b) =&gt; {</text:p>
      <text:p text:style-name="Standard"><text:s text:c="12"/>return new Date(b.date) - new Date(a.date);</text:p>
      <text:p text:style-name="Standard"><text:s text:c="10"/>});</text:p>
      <text:p text:style-name="Standard"><text:s text:c="10"/></text:p>
      <text:p text:style-name="Standard"><text:s text:c="10"/>sortedTransactions.forEach((transaction) =&gt; {</text:p>
      <text:p text:style-name="Standard"><text:s text:c="12"/>const isIncome = transaction.type === 'income';</text:p>
      <text:p text:style-name="Standard"><text:s text:c="12"/>const formattedDate = new Date(transaction.date).toLocaleDateString();</text:p>
      <text:p text:style-name="Standard"><text:s text:c="12"/>const formattedAmount = new Intl.NumberFormat('es-ES', {</text:p>
      <text:p text:style-name="Standard"><text:s text:c="14"/>style: 'currency',</text:p>
      <text:p text:style-name="Standard"><text:s text:c="14"/>currency: 'EUR'</text:p>
      <text:p text:style-name="Standard"><text:s text:c="12"/>}).format(transaction.amount);</text:p>
      <text:p text:style-name="Standard"><text:s text:c="12"/></text:p>
      <text:p text:style-name="Standard"><text:s text:c="12"/>const li = document.createElement('li');</text:p>
      <text:p text:style-name="Standard"><text:s text:c="12"/>li.className = `transaction-item ${isIncome ? 'transaction-income' : 'transaction-expense'}`;</text:p>
      <text:p text:style-name="Standard"><text:s text:c="12"/></text:p>
      <text:p text:style-name="Standard"><text:s text:c="12"/>li.innerHTML = `</text:p>
      <text:p text:style-name="Standard"><text:s text:c="14"/>&lt;div&gt;</text:p>
      <text:p text:style-name="Standard"><text:s text:c="16"/>&lt;div class="transaction-date"&gt;${formattedDate}&lt;/div&gt;</text:p>
      <text:p text:style-name="Standard"><text:s text:c="16"/>&lt;div class="transaction-description"&gt;${transaction.description || (isIncome ? 'Ingreso' : 'Gasto')}&lt;/div&gt;</text:p>
      <text:p text:style-name="Standard"><text:s text:c="14"/>&lt;/div&gt;</text:p>
      <text:p text:style-name="Standard"><text:s text:c="14"/>&lt;div class="d-flex align-items-center"&gt;</text:p>
      <text:p text:style-name="Standard"><text:s text:c="16"/>&lt;span class="transaction-amount ${isIncome ? 'income-amount' : 'expense-amount'} me-3"&gt;</text:p>
      <text:p text:style-name="Standard"><text:s text:c="18"/>${isIncome ? '+' : '-'} ${formattedAmount}</text:p>
      <text:p text:style-name="Standard"><text:s text:c="16"/>&lt;/span&gt;</text:p>
      <text:p text:style-name="Standard"><text:s text:c="16"/>&lt;span class="delete-btn" data-id="${transaction.id}"&gt;</text:p>
      <text:p text:style-name="Standard"><text:s text:c="18"/>&lt;i class="fas fa-trash-alt"&gt;&lt;/i&gt;</text:p>
      <text:p text:style-name="Standard"><text:s text:c="16"/>&lt;/span&gt;</text:p>
      <text:p text:style-name="Standard"><text:s text:c="14"/>&lt;/div&gt;</text:p>
      <text:p text:style-name="Standard"><text:s text:c="12"/>`;</text:p>
      <text:p text:style-name="Standard"><text:s text:c="12"/></text:p>
      <text:p text:style-name="Standard"><text:s text:c="12"/>transactionsList.appendChild(li);</text:p>
      <text:p text:style-name="Standard"><text:s text:c="12"/></text:p>
      <text:p text:style-name="Standard"><text:s text:c="12"/>// Update event listener to use transaction.id</text:p>
      <text:p text:style-name="Standard"><text:s text:c="12"/>li.querySelector('.delete-btn').addEventListener('click', function() {</text:p>
      <text:p text:style-name="Standard"><text:soft-page-break/><text:s text:c="14"/>deleteTransaction(parseInt(this.dataset.id));</text:p>
      <text:p text:style-name="Standard"><text:s text:c="12"/>});</text:p>
      <text:p text:style-name="Standard"><text:s text:c="10"/>});</text:p>
      <text:p text:style-name="Standard"><text:s text:c="8"/>}</text:p>
      <text:p text:style-name="Standard"><text:s text:c="8"/></text:p>
      <text:p text:style-name="Standard"><text:s text:c="8"/>// Actualizar resumen de totales</text:p>
      <text:p text:style-name="Standard"><text:s text:c="8"/>function updateSummary() {</text:p>
      <text:p text:style-name="Standard"><text:s text:c="10"/>let totalIncome = 0;</text:p>
      <text:p text:style-name="Standard"><text:s text:c="10"/>let totalExpense = 0;</text:p>
      <text:p text:style-name="Standard"><text:s text:c="10"/></text:p>
      <text:p text:style-name="Standard"><text:s text:c="10"/>transactions.forEach(transaction =&gt; {</text:p>
      <text:p text:style-name="Standard"><text:s text:c="12"/>if (transaction.type === 'income') {</text:p>
      <text:p text:style-name="Standard"><text:s text:c="14"/>totalIncome += parseFloat(transaction.amount);</text:p>
      <text:p text:style-name="Standard"><text:s text:c="12"/>} else {</text:p>
      <text:p text:style-name="Standard"><text:s text:c="14"/>totalExpense += parseFloat(transaction.amount);</text:p>
      <text:p text:style-name="Standard"><text:s text:c="12"/>}</text:p>
      <text:p text:style-name="Standard"><text:s text:c="10"/>});</text:p>
      <text:p text:style-name="Standard"><text:s text:c="10"/></text:p>
      <text:p text:style-name="Standard"><text:s text:c="10"/>const balance = totalIncome - totalExpense;</text:p>
      <text:p text:style-name="Standard"><text:s text:c="10"/></text:p>
      <text:p text:style-name="Standard"><text:s text:c="10"/>totalIncomeElement.textContent = new Intl.NumberFormat('es-ES', {</text:p>
      <text:p text:style-name="Standard"><text:s text:c="12"/>style: 'currency',</text:p>
      <text:p text:style-name="Standard"><text:s text:c="12"/>currency: 'EUR'</text:p>
      <text:p text:style-name="Standard"><text:s text:c="10"/>}).format(totalIncome);</text:p>
      <text:p text:style-name="Standard"><text:s text:c="10"/></text:p>
      <text:p text:style-name="Standard"><text:s text:c="10"/>totalExpenseElement.textContent = new Intl.NumberFormat('es-ES', {</text:p>
      <text:p text:style-name="Standard"><text:s text:c="12"/>style: 'currency',</text:p>
      <text:p text:style-name="Standard"><text:s text:c="12"/>currency: 'EUR'</text:p>
      <text:p text:style-name="Standard"><text:s text:c="10"/>}).format(totalExpense);</text:p>
      <text:p text:style-name="Standard"><text:s text:c="10"/></text:p>
      <text:p text:style-name="Standard"><text:s text:c="10"/>currentBalanceElement.textContent = new Intl.NumberFormat('es-ES', {</text:p>
      <text:p text:style-name="Standard"><text:s text:c="12"/>style: 'currency',</text:p>
      <text:p text:style-name="Standard"><text:s text:c="12"/>currency: 'EUR'</text:p>
      <text:p text:style-name="Standard"><text:s text:c="10"/>}).format(balance);</text:p>
      <text:p text:style-name="Standard"><text:s text:c="8"/>}</text:p>
      <text:p text:style-name="Standard"><text:s text:c="8"/></text:p>
      <text:p text:style-name="Standard"><text:s text:c="8"/>// Actualizar gráfico</text:p>
      <text:p text:style-name="Standard"><text:s text:c="8"/>function updateChart() {</text:p>
      <text:p text:style-name="Standard"><text:s text:c="10"/>// Show loading indicator</text:p>
      <text:p text:style-name="Standard"><text:s text:c="10"/>const chartContainer = document.querySelector('.chart-container');</text:p>
      <text:p text:style-name="Standard"><text:s text:c="10"/>let loadingOverlay = document.createElement('div');</text:p>
      <text:p text:style-name="Standard"><text:s text:c="10"/>loadingOverlay.className = 'position-absolute top-0 start-0 w-100 h-100 d-flex justify-content-center align-items-center bg-white bg-opacity-75';</text:p>
      <text:p text:style-name="Standard"><text:s text:c="10"/>loadingOverlay.innerHTML = '&lt;div class="spinner-border text-primary" role="status"&gt;&lt;span class="visually-hidden"&gt;Cargando...&lt;/span&gt;&lt;/div&gt;';</text:p>
      <text:p text:style-name="Standard"><text:s text:c="10"/>chartContainer.style.position = 'relative';</text:p>
      <text:p text:style-name="Standard"><text:s text:c="10"/>chartContainer.appendChild(loadingOverlay);</text:p>
      <text:p text:style-name="Standard"><text:s text:c="10"/></text:p>
      <text:p text:style-name="Standard"><text:s text:c="10"/>// Agrupar transacciones por fecha para la gráfica</text:p>
      <text:p text:style-name="Standard"><text:s text:c="10"/>const groupedData = {};</text:p>
      <text:p text:style-name="Standard"><text:s text:c="10"/></text:p>
      <text:p text:style-name="Standard"><text:s text:c="10"/>transactions.forEach(transaction =&gt; {</text:p>
      <text:p text:style-name="Standard"><text:soft-page-break/><text:s text:c="12"/>if (!groupedData[transaction.date]) {</text:p>
      <text:p text:style-name="Standard"><text:s text:c="14"/>groupedData[transaction.date] = {</text:p>
      <text:p text:style-name="Standard"><text:s text:c="16"/>income: 0,</text:p>
      <text:p text:style-name="Standard"><text:s text:c="16"/>expense: 0</text:p>
      <text:p text:style-name="Standard"><text:s text:c="14"/>};</text:p>
      <text:p text:style-name="Standard"><text:s text:c="12"/>}</text:p>
      <text:p text:style-name="Standard"><text:s text:c="12"/></text:p>
      <text:p text:style-name="Standard"><text:s text:c="12"/>if (transaction.type === 'income') {</text:p>
      <text:p text:style-name="Standard"><text:s text:c="14"/>groupedData[transaction.date].income += parseFloat(transaction.amount);</text:p>
      <text:p text:style-name="Standard"><text:s text:c="12"/>} else {</text:p>
      <text:p text:style-name="Standard"><text:s text:c="14"/>groupedData[transaction.date].expense += parseFloat(transaction.amount);</text:p>
      <text:p text:style-name="Standard"><text:s text:c="12"/>}</text:p>
      <text:p text:style-name="Standard"><text:s text:c="10"/>});</text:p>
      <text:p text:style-name="Standard"><text:s text:c="10"/></text:p>
      <text:p text:style-name="Standard"><text:s text:c="10"/>// Convertir los datos agrupados a formato para Chart.js</text:p>
      <text:p text:style-name="Standard"><text:s text:c="10"/>const dates = Object.keys(groupedData).sort();</text:p>
      <text:p text:style-name="Standard"><text:s text:c="10"/>const incomeData = dates.map(date =&gt; groupedData[date].income);</text:p>
      <text:p text:style-name="Standard"><text:s text:c="10"/>const expenseData = dates.map(date =&gt; groupedData[date].expense);</text:p>
      <text:p text:style-name="Standard"><text:s text:c="10"/></text:p>
      <text:p text:style-name="Standard"><text:s text:c="10"/>// Formatear fechas para el eje X</text:p>
      <text:p text:style-name="Standard"><text:s text:c="10"/>const formattedDates = dates.map(date =&gt; {</text:p>
      <text:p text:style-name="Standard"><text:s text:c="12"/>const d = new Date(date);</text:p>
      <text:p text:style-name="Standard"><text:s text:c="12"/>return d.toLocaleDateString('es-ES', {day: '2-digit', month: '2-digit'});</text:p>
      <text:p text:style-name="Standard"><text:s text:c="10"/>});</text:p>
      <text:p text:style-name="Standard"><text:s text:c="10"/></text:p>
      <text:p text:style-name="Standard"><text:s text:c="10"/>const ctx = document.getElementById('finance-chart').getContext('2d');</text:p>
      <text:p text:style-name="Standard"><text:s text:c="10"/></text:p>
      <text:p text:style-name="Standard"><text:s text:c="10"/>// Destruir chart existente si hay uno</text:p>
      <text:p text:style-name="Standard"><text:s text:c="10"/>if (chart) {</text:p>
      <text:p text:style-name="Standard"><text:s text:c="12"/>chart.destroy();</text:p>
      <text:p text:style-name="Standard"><text:s text:c="10"/>}</text:p>
      <text:p text:style-name="Standard"><text:s text:c="10"/></text:p>
      <text:p text:style-name="Standard"><text:s text:c="10"/>// Crear nuevo chart</text:p>
      <text:p text:style-name="Standard"><text:s text:c="10"/>chart = new Chart(ctx, {</text:p>
      <text:p text:style-name="Standard"><text:s text:c="12"/>type: 'line',</text:p>
      <text:p text:style-name="Standard"><text:s text:c="12"/>data: {</text:p>
      <text:p text:style-name="Standard"><text:s text:c="14"/>labels: formattedDates,</text:p>
      <text:p text:style-name="Standard"><text:s text:c="14"/>datasets: [</text:p>
      <text:p text:style-name="Standard"><text:s text:c="16"/>{</text:p>
      <text:p text:style-name="Standard"><text:s text:c="18"/>label: 'Ingresos',</text:p>
      <text:p text:style-name="Standard"><text:s text:c="18"/>data: incomeData,</text:p>
      <text:p text:style-name="Standard"><text:s text:c="18"/>borderColor: '#2c7d3e',</text:p>
      <text:p text:style-name="Standard"><text:s text:c="18"/>backgroundColor: 'rgba(44, 125, 62, 0.1)',</text:p>
      <text:p text:style-name="Standard"><text:s text:c="18"/>borderWidth: 3,</text:p>
      <text:p text:style-name="Standard"><text:s text:c="18"/>tension: 0.3,</text:p>
      <text:p text:style-name="Standard"><text:s text:c="18"/>fill: true</text:p>
      <text:p text:style-name="Standard"><text:s text:c="16"/>},</text:p>
      <text:p text:style-name="Standard"><text:s text:c="16"/>{</text:p>
      <text:p text:style-name="Standard"><text:s text:c="18"/>label: 'Gastos',</text:p>
      <text:p text:style-name="Standard"><text:s text:c="18"/>data: expenseData,</text:p>
      <text:p text:style-name="Standard"><text:s text:c="18"/>borderColor: '#dc3545',</text:p>
      <text:p text:style-name="Standard"><text:s text:c="18"/>backgroundColor: 'rgba(220, 53, 69, 0.1)',</text:p>
      <text:p text:style-name="Standard"><text:soft-page-break/><text:s text:c="18"/>borderWidth: 3,</text:p>
      <text:p text:style-name="Standard"><text:s text:c="18"/>tension: 0.3,</text:p>
      <text:p text:style-name="Standard"><text:s text:c="18"/>fill: true</text:p>
      <text:p text:style-name="Standard"><text:s text:c="16"/>}</text:p>
      <text:p text:style-name="Standard"><text:s text:c="14"/>]</text:p>
      <text:p text:style-name="Standard"><text:s text:c="12"/>},</text:p>
      <text:p text:style-name="Standard"><text:s text:c="12"/>options: {</text:p>
      <text:p text:style-name="Standard"><text:s text:c="14"/>responsive: true,</text:p>
      <text:p text:style-name="Standard"><text:s text:c="14"/>maintainAspectRatio: false,</text:p>
      <text:p text:style-name="Standard"><text:s text:c="14"/>interaction: {</text:p>
      <text:p text:style-name="Standard"><text:s text:c="16"/>intersect: false,</text:p>
      <text:p text:style-name="Standard"><text:s text:c="16"/>mode: 'index',</text:p>
      <text:p text:style-name="Standard"><text:s text:c="14"/>},</text:p>
      <text:p text:style-name="Standard"><text:s text:c="14"/>scales: {</text:p>
      <text:p text:style-name="Standard"><text:s text:c="16"/>y: {</text:p>
      <text:p text:style-name="Standard"><text:s text:c="18"/>beginAtZero: true,</text:p>
      <text:p text:style-name="Standard"><text:s text:c="18"/>grid: {</text:p>
      <text:p text:style-name="Standard"><text:s text:c="20"/>color: 'rgba(0, 0, 0, 0.05)'</text:p>
      <text:p text:style-name="Standard"><text:s text:c="18"/>}</text:p>
      <text:p text:style-name="Standard"><text:s text:c="16"/>},</text:p>
      <text:p text:style-name="Standard"><text:s text:c="16"/>x: {</text:p>
      <text:p text:style-name="Standard"><text:s text:c="18"/>grid: {</text:p>
      <text:p text:style-name="Standard"><text:s text:c="20"/>display: false</text:p>
      <text:p text:style-name="Standard"><text:s text:c="18"/>}</text:p>
      <text:p text:style-name="Standard"><text:s text:c="16"/>}</text:p>
      <text:p text:style-name="Standard"><text:s text:c="14"/>},</text:p>
      <text:p text:style-name="Standard"><text:s text:c="14"/>plugins: {</text:p>
      <text:p text:style-name="Standard"><text:s text:c="16"/>legend: {</text:p>
      <text:p text:style-name="Standard"><text:s text:c="18"/>position: 'top',</text:p>
      <text:p text:style-name="Standard"><text:s text:c="18"/>labels: {</text:p>
      <text:p text:style-name="Standard"><text:s text:c="20"/>boxWidth: 15,</text:p>
      <text:p text:style-name="Standard"><text:s text:c="20"/>usePointStyle: true,</text:p>
      <text:p text:style-name="Standard"><text:s text:c="20"/>pointStyle: 'circle'</text:p>
      <text:p text:style-name="Standard"><text:s text:c="18"/>}</text:p>
      <text:p text:style-name="Standard"><text:s text:c="16"/>},</text:p>
      <text:p text:style-name="Standard"><text:s text:c="16"/>tooltip: {</text:p>
      <text:p text:style-name="Standard"><text:s text:c="18"/>callbacks: {</text:p>
      <text:p text:style-name="Standard"><text:s text:c="20"/>label: function(context) {</text:p>
      <text:p text:style-name="Standard"><text:s text:c="22"/>let label = context.dataset.label || '';</text:p>
      <text:p text:style-name="Standard"><text:s text:c="22"/>if (label) {</text:p>
      <text:p text:style-name="Standard"><text:s text:c="24"/>label += ': ';</text:p>
      <text:p text:style-name="Standard"><text:s text:c="22"/>}</text:p>
      <text:p text:style-name="Standard"><text:s text:c="22"/>label += new Intl.NumberFormat('es-ES', {</text:p>
      <text:p text:style-name="Standard"><text:s text:c="24"/>style: 'currency',</text:p>
      <text:p text:style-name="Standard"><text:s text:c="24"/>currency: 'EUR'</text:p>
      <text:p text:style-name="Standard"><text:s text:c="22"/>}).format(context.raw);</text:p>
      <text:p text:style-name="Standard"><text:s text:c="22"/>return label;</text:p>
      <text:p text:style-name="Standard"><text:s text:c="20"/>}</text:p>
      <text:p text:style-name="Standard"><text:s text:c="18"/>}</text:p>
      <text:p text:style-name="Standard"><text:s text:c="16"/>}</text:p>
      <text:p text:style-name="Standard"><text:s text:c="14"/>}</text:p>
      <text:p text:style-name="Standard"><text:s text:c="12"/>}</text:p>
      <text:p text:style-name="Standard"><text:soft-page-break/><text:s text:c="10"/>});</text:p>
      <text:p text:style-name="Standard"><text:s text:c="10"/></text:p>
      <text:p text:style-name="Standard"><text:s text:c="10"/>// Remove loading indicator</text:p>
      <text:p text:style-name="Standard"><text:s text:c="10"/>loadingOverlay.remove();</text:p>
      <text:p text:style-name="Standard"><text:s text:c="8"/>}</text:p>
      <text:p text:style-name="Standard"><text:s text:c="8"/></text:p>
      <text:p text:style-name="Standard"><text:s text:c="8"/>// Manejar el envío del formulario</text:p>
      <text:p text:style-name="Standard"><text:s text:c="8"/>transactionForm.addEventListener('submit', function(e) {</text:p>
      <text:p text:style-name="Standard"><text:s text:c="10"/>e.preventDefault();</text:p>
      <text:p text:style-name="Standard"><text:s text:c="10"/></text:p>
      <text:p text:style-name="Standard"><text:s text:c="10"/>// Clear any existing alerts</text:p>
      <text:p text:style-name="Standard"><text:s text:c="10"/>const existingAlert = document.querySelector('.alert');</text:p>
      <text:p text:style-name="Standard"><text:s text:c="10"/>if (existingAlert) {</text:p>
      <text:p text:style-name="Standard"><text:s text:c="12"/>existingAlert.remove();</text:p>
      <text:p text:style-name="Standard"><text:s text:c="10"/>}</text:p>
      <text:p text:style-name="Standard"><text:s text:c="10"/></text:p>
      <text:p text:style-name="Standard"><text:s text:c="10"/>const type = document.querySelector('input[name="type"]:checked').value;</text:p>
      <text:p text:style-name="Standard"><text:s text:c="10"/>const amount = parseFloat(amountInput.value);</text:p>
      <text:p text:style-name="Standard"><text:s text:c="10"/>const date = dateInput.value;</text:p>
      <text:p text:style-name="Standard"><text:s text:c="10"/></text:p>
      <text:p text:style-name="Standard"><text:s text:c="10"/>// Validation checks</text:p>
      <text:p text:style-name="Standard"><text:s text:c="10"/>if (amount &lt;= 0) {</text:p>
      <text:p text:style-name="Standard"><text:s text:c="12"/>const alert = document.createElement('div');</text:p>
      <text:p text:style-name="Standard"><text:s text:c="12"/>alert.className = 'alert alert-danger mb-3';</text:p>
      <text:p text:style-name="Standard"><text:s text:c="12"/>alert.textContent = 'El monto debe ser mayor que cero.';</text:p>
      <text:p text:style-name="Standard"><text:s text:c="12"/>transactionForm.insertAdjacentElement('beforebegin', alert);</text:p>
      <text:p text:style-name="Standard"><text:s text:c="12"/>return;</text:p>
      <text:p text:style-name="Standard"><text:s text:c="10"/>}</text:p>
      <text:p text:style-name="Standard"><text:s text:c="10"/></text:p>
      <text:p text:style-name="Standard"><text:s text:c="10"/>if (!date) {</text:p>
      <text:p text:style-name="Standard"><text:s text:c="12"/>const alert = document.createElement('div');</text:p>
      <text:p text:style-name="Standard"><text:s text:c="12"/>alert.className = 'alert alert-danger mb-3';</text:p>
      <text:p text:style-name="Standard"><text:s text:c="12"/>alert.textContent = 'Por favor, selecciona una fecha válida.';</text:p>
      <text:p text:style-name="Standard"><text:s text:c="12"/>transactionForm.insertAdjacentElement('beforebegin', alert);</text:p>
      <text:p text:style-name="Standard"><text:s text:c="12"/>return;</text:p>
      <text:p text:style-name="Standard"><text:s text:c="10"/>}</text:p>
      <text:p text:style-name="Standard"><text:s text:c="10"/></text:p>
      <text:p text:style-name="Standard"><text:s text:c="10"/>const newTransaction = {</text:p>
      <text:p text:style-name="Standard"><text:s text:c="12"/>date: date,</text:p>
      <text:p text:style-name="Standard"><text:s text:c="12"/>amount: amount,</text:p>
      <text:p text:style-name="Standard"><text:s text:c="12"/>type: type,</text:p>
      <text:p text:style-name="Standard"><text:s text:c="12"/>description: descriptionInput.value.trim(),</text:p>
      <text:p text:style-name="Standard"><text:s text:c="12"/>id: Date.now() // Usar timestamp como ID único</text:p>
      <text:p text:style-name="Standard"><text:s text:c="10"/>};</text:p>
      <text:p text:style-name="Standard"><text:s text:c="10"/></text:p>
      <text:p text:style-name="Standard"><text:s text:c="10"/>// Agregar nueva transacción</text:p>
      <text:p text:style-name="Standard"><text:s text:c="10"/>transactions.push(newTransaction);</text:p>
      <text:p text:style-name="Standard"><text:s text:c="10"/></text:p>
      <text:p text:style-name="Standard"><text:s text:c="10"/>// Guardar en LocalStorage</text:p>
      <text:p text:style-name="Standard"><text:s text:c="10"/>saveTransactions();</text:p>
      <text:p text:style-name="Standard"><text:s text:c="10"/></text:p>
      <text:p text:style-name="Standard"><text:s text:c="10"/>// Actualizar interfaz</text:p>
      <text:p text:style-name="Standard"><text:soft-page-break/><text:s text:c="10"/>renderTransactions();</text:p>
      <text:p text:style-name="Standard"><text:s text:c="10"/>updateSummary();</text:p>
      <text:p text:style-name="Standard"><text:s text:c="10"/>updateChart();</text:p>
      <text:p text:style-name="Standard"><text:s text:c="10"/></text:p>
      <text:p text:style-name="Standard"><text:s text:c="10"/>// Reset formulario</text:p>
      <text:p text:style-name="Standard"><text:s text:c="10"/>transactionForm.reset();</text:p>
      <text:p text:style-name="Standard"><text:s text:c="10"/>dateInput.valueAsDate = new Date();</text:p>
      <text:p text:style-name="Standard"><text:s text:c="8"/>});</text:p>
      <text:p text:style-name="Standard"><text:s text:c="8"/></text:p>
      <text:p text:style-name="Standard"><text:s text:c="8"/>// Eliminar transacción</text:p>
      <text:p text:style-name="Standard"><text:s text:c="8"/>function deleteTransaction(id) {</text:p>
      <text:p text:style-name="Standard"><text:s text:c="10"/>if (confirm('¿Estás seguro de que deseas eliminar esta transacción?')) {</text:p>
      <text:p text:style-name="Standard"><text:s text:c="12"/>const index = transactions.findIndex(t =&gt; t.id === id);</text:p>
      <text:p text:style-name="Standard"><text:s text:c="12"/>if (index !== -1) {</text:p>
      <text:p text:style-name="Standard"><text:s text:c="14"/>transactions.splice(index, 1);</text:p>
      <text:p text:style-name="Standard"><text:s text:c="14"/>saveTransactions();</text:p>
      <text:p text:style-name="Standard"><text:s text:c="14"/>renderTransactions();</text:p>
      <text:p text:style-name="Standard"><text:s text:c="14"/>updateSummary();</text:p>
      <text:p text:style-name="Standard"><text:s text:c="14"/>updateChart();</text:p>
      <text:p text:style-name="Standard"><text:s text:c="12"/>}</text:p>
      <text:p text:style-name="Standard"><text:s text:c="10"/>}</text:p>
      <text:p text:style-name="Standard"><text:s text:c="8"/>}</text:p>
      <text:p text:style-name="Standard"><text:s text:c="8"/></text:p>
      <text:p text:style-name="Standard"><text:s text:c="8"/>// Inicializar aplicación</text:p>
      <text:p text:style-name="Standard"><text:s text:c="8"/>loadTransactions();</text:p>
      <text:p text:style-name="Standard"><text:s text:c="6"/>});</text:p>
      <text:p text:style-name="Standard"><text:s text:c="4"/>&lt;/script&gt;</text:p>
      <text:p text:style-name="Standard"><text:s text:c="2"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4:33:15.730712400</meta:creation-date>
    <dc:date>2025-08-01T14:34:16.121475400</dc:date>
    <meta:editing-duration>PT1M2S</meta:editing-duration>
    <meta:editing-cycles>1</meta:editing-cycles>
    <meta:document-statistic meta:table-count="0" meta:image-count="0" meta:object-count="0" meta:page-count="14" meta:paragraph-count="691" meta:word-count="1594" meta:character-count="22148" meta:non-whitespace-character-count="14024"/>
    <meta:generator>LibreOffice/25.2.4.3$Windows_X86_64 LibreOffice_project/33e196637044ead23f5c3226cde09b47731f7e27</meta:generator>
  </office:meta>
</office:document-meta>
</file>